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T1" style:family="text">
      <style:text-properties style:text-line-through-style="solid" style:text-line-through-type="single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1cm" svg:y="3.178cm" presentation:class="title" presentation:user-transformed="true">
          <draw:text-box>
            <text:p>Projektarbeit <text:line-break/>Multitool-Webanwendung </text:p>
          </draw:text-box>
        </draw:frame>
        <draw:frame draw:style-name="gr1" draw:text-style-name="P1" draw:layer="layout" svg:width="9.024cm" svg:height="0.962cm" svg:x="0.476cm" svg:y="12cm">
          <draw:text-box>
            <text:p>Lukas Gierrend &amp; Timo Hoppe</text:p>
          </draw:text-box>
        </draw:frame>
        <draw:frame draw:style-name="gr1" draw:text-style-name="P1" draw:layer="layout" svg:width="2.581cm" svg:height="0.962cm" svg:x="11.419cm" svg:y="14cm">
          <draw:text-box>
            <text:p>2BKI21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ojekt Umplannung</text:p>
          </draw:text-box>
        </draw:frame>
        <draw:frame presentation:style-name="pr4" draw:layer="layout" svg:width="25.199cm" svg:height="9.134cm" svg:x="1.301cm" svg:y="4cm" presentation:class="outline" presentation:user-transformed="true">
          <draw:text-box>
            <text:list text:style-name="L2">
              <text:list-item>
                <text:p><text:span text:style-name="T1">Multitool für verschiedenes</text:span></text:p>
              </text:list-item>
              <text:list-item>
                <text:p><text:span text:style-name="T2">Multitool „workspace“</text:span></text:p>
              </text:list-item>
              <text:list-item>
                <text:p><text:span text:style-name="T2">Datenbank Umplanu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ktueller Stand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jekt fertig Gepla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tenbank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DB Browser</text:p>
              </text:list-item>
              <text:list-item>
                <text:p>Vs Code Verknüpfung</text:p>
              </text:list-item>
              <text:list-item>
                <text:p>Datenbank Prototyp erstell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1T13:27:26.475000000</meta:creation-date>
    <meta:editing-duration>PT1H11M51S</meta:editing-duration>
    <meta:editing-cycles>2</meta:editing-cycles>
    <meta:generator>LibreOffice/7.1.4.2$Windows_X86_64 LibreOffice_project/a529a4fab45b75fefc5b6226684193eb000654f6</meta:generator>
    <dc:title>Portfolio</dc:title>
    <dc:date>2024-12-11T16:39:32.325000000</dc:date>
    <meta:document-statistic meta:object-count="74"/>
  </office:meta>
</office:document-meta>
</file>